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mxAttribute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xAttribute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xAttribute.getCurrencyTim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xAttribute.setCurrencyTimeLimit( int currencyTim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